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888.48" calcext:value-type="float">
            <text:p>888.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200.7" calcext:value-type="float">
            <text:p>200.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541.79" calcext:value-type="float">
            <text:p>541.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021.73" calcext:value-type="float">
            <text:p>1021.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856.83" calcext:value-type="float">
            <text:p>856.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329.83" calcext:value-type="float">
            <text:p>329.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827.7" calcext:value-type="float">
            <text:p>827.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432.73" calcext:value-type="float">
            <text:p>432.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460.58" calcext:value-type="float">
            <text:p>460.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82.46" calcext:value-type="float">
            <text:p>182.4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623.13" calcext:value-type="float">
            <text:p>623.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661.46" calcext:value-type="float">
            <text:p>661.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899.5" calcext:value-type="float">
            <text:p>899.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886.86" calcext:value-type="float">
            <text:p>886.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671.6" calcext:value-type="float">
            <text:p>671.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71.32" calcext:value-type="float">
            <text:p>171.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182.48" calcext:value-type="float">
            <text:p>182.4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119.11" calcext:value-type="float">
            <text:p>119.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105.3" calcext:value-type="float">
            <text:p>105.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985.45" calcext:value-type="float">
            <text:p>985.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281.27" calcext:value-type="float">
            <text:p>281.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859.71" calcext:value-type="float">
            <text:p>859.7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58.6" calcext:value-type="float">
            <text:p>158.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672.92" calcext:value-type="float">
            <text:p>672.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57.55" calcext:value-type="float">
            <text:p>157.5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141.5" calcext:value-type="float">
            <text:p>1141.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85.27" calcext:value-type="float">
            <text:p>585.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283.06" calcext:value-type="float">
            <text:p>1283.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31.33" calcext:value-type="float">
            <text:p>131.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211.97" calcext:value-type="float">
            <text:p>211.9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69.09" calcext:value-type="float">
            <text:p>269.0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709.02" calcext:value-type="float">
            <text:p>709.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186.25" calcext:value-type="float">
            <text:p>186.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322.08" calcext:value-type="float">
            <text:p>322.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2:52:39.635826168</meta:creation-date>
    <dc:date>2018-02-02T17:48:43.367582172</dc:date>
    <meta:editing-duration>PT2M41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